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200000002000309F1C.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47b8b8" draw:textarea-horizontal-align="center" draw:textarea-vertical-align="middle"/>
    </style:style>
    <style:style style:name="gr2" style:family="graphic" style:parent-style-name="standard">
      <style:graphic-properties draw:fill="gradient" draw:fill-color="#0099ff" draw:fill-gradient-name="linux_5f_to_5f_android" draw:textarea-horizontal-align="center" draw:textarea-vertical-align="middle"/>
    </style:style>
    <style:style style:name="gr3" style:family="graphic" style:parent-style-name="standard">
      <style:graphic-properties draw:fill="solid" draw:fill-color="#99ccff"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0099ff" draw:textarea-horizontal-align="center" draw:textarea-vertical-align="middle"/>
    </style:style>
    <style:style style:name="gr6" style:family="graphic" style:parent-style-name="standard">
      <style:graphic-properties draw:fill="solid" draw:fill-color="#ff3333" draw:textarea-horizontal-align="center" draw:textarea-vertical-align="middle"/>
    </style:style>
    <style:style style:name="gr7" style:family="graphic" style:parent-style-name="standard">
      <style:graphic-properties draw:fill="solid" draw:fill-color="#94bd5e" draw:textarea-horizontal-align="center" draw:textarea-vertical-align="middle"/>
    </style:style>
    <style:style style:name="gr8" style:family="graphic" style:parent-style-name="standard">
      <style:graphic-properties draw:fill="solid" draw:fill-color="#33cc66" draw:textarea-horizontal-align="center" draw:textarea-vertical-align="middle"/>
    </style:style>
    <style:style style:name="gr9" style:family="graphic" style:parent-style-name="standard">
      <style:graphic-properties draw:fill="solid" draw:fill-color="#33cc66" draw:opacity="50%" draw:textarea-horizontal-align="center" draw:textarea-vertical-align="middle" draw:shadow-opacity="50%"/>
    </style:style>
    <style:style style:name="gr10" style:family="graphic" style:parent-style-name="standard">
      <style:graphic-properties draw:fill="solid" draw:fill-color="#33cc66" draw:textarea-horizontal-align="justify" draw:textarea-vertical-align="middle" draw:auto-grow-height="false"/>
    </style:style>
    <style:style style:name="gr11" style:family="graphic" style:parent-style-name="standard">
      <style:graphic-properties draw:fill="solid" draw:fill-color="#33cc66" draw:opacity="50%" draw:textarea-horizontal-align="justify" draw:textarea-vertical-align="middle" draw:auto-grow-height="false" draw:shadow-opacity="50%"/>
    </style:style>
    <style:style style:name="gr12" style:family="graphic" style:parent-style-name="standard">
      <style:graphic-properties draw:fill="solid" draw:fill-color="#9966cc" draw:textarea-horizontal-align="center" draw:textarea-vertical-align="middle"/>
    </style:style>
    <style:style style:name="gr13" style:family="graphic" style:parent-style-name="standard">
      <style:graphic-properties draw:fill="solid" draw:fill-color="#47b8b8" draw:textarea-horizontal-align="justify" draw:textarea-vertical-align="middle" draw:auto-grow-height="false"/>
    </style:style>
    <style:style style:name="gr14" style:family="graphic" style:parent-style-name="standard">
      <style:graphic-properties svg:stroke-width="0.152cm" svg:stroke-color="#800080" draw:marker-start-width="0.427cm" draw:marker-end-width="0.427cm" draw:fill="solid" draw:fill-color="#33cc66" draw:textarea-horizontal-align="center" draw:textarea-vertical-align="middle" fo:padding-top="0.2cm" fo:padding-bottom="0.2cm" fo:padding-left="0.325cm" fo:padding-right="0.325cm" draw:shadow="hidden"/>
    </style:style>
    <style:style style:name="gr15" style:family="graphic" style:parent-style-name="standard">
      <style:graphic-properties draw:fill="solid" draw:fill-color="#ffff66" draw:textarea-horizontal-align="justify" draw:textarea-vertical-align="middle" draw:auto-grow-height="false"/>
    </style:style>
    <style:style style:name="gr16" style:family="graphic" style:parent-style-name="standard">
      <style:graphic-properties svg:stroke-width="0.203cm" svg:stroke-color="#800080" draw:marker-start-width="0.503cm" draw:marker-end-width="0.503cm" draw:fill="solid" draw:fill-color="#33cc66" draw:opacity="50%" draw:textarea-horizontal-align="center" draw:textarea-vertical-align="middle" fo:padding-top="0.225cm" fo:padding-bottom="0.225cm" fo:padding-left="0.35cm" fo:padding-right="0.35cm" draw:shadow-opacity="50%"/>
    </style:style>
    <style:style style:name="gr17" style:family="graphic" style:parent-style-name="standard">
      <style:graphic-properties svg:stroke-width="0.152cm" svg:stroke-color="#800080" draw:marker-start-width="0.427cm" draw:marker-end-width="0.427cm" draw:fill="solid" draw:fill-color="#33cc66" draw:opacity="50%" draw:textarea-horizontal-align="center" draw:textarea-vertical-align="middle" fo:padding-top="0.2cm" fo:padding-bottom="0.2cm" fo:padding-left="0.325cm" fo:padding-right="0.325cm" draw:shadow="hidden" draw:shadow-opacity="50%"/>
    </style:style>
    <style:style style:name="gr18" style:family="graphic" style:parent-style-name="standard">
      <style:graphic-properties draw:stroke="dash" draw:stroke-dash="Ultrafine_20_2_20_Dots_20_3_20_Dashes" svg:stroke-width="0.051cm" svg:stroke-color="#800080" draw:marker-start-width="0.276cm" draw:marker-end-width="0.276cm" draw:fill="solid" draw:fill-color="#33cc66"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marker-end="Arrow" draw:marker-end-width="0.3cm" draw:fill="solid" draw:fill-color="#33cc66" draw:textarea-horizontal-align="center" draw:textarea-vertical-align="middle"/>
    </style:style>
    <style:style style:name="gr21" style:family="graphic" style:parent-style-name="standard">
      <style:graphic-properties draw:marker-end="Arrow" draw:marker-end-width="0.3cm" draw:fill="solid" draw:fill-color="#33cc66" draw:opacity="50%" draw:textarea-horizontal-align="center" draw:textarea-vertical-align="middle" draw:shadow-opacity="50%"/>
    </style:style>
    <style:style style:name="gr22" style:family="graphic" style:parent-style-name="standard">
      <style:graphic-properties draw:stroke="dash" draw:stroke-dash="Ultrafine_20_Dashed" draw:fill="none" draw:textarea-horizontal-align="justify" draw:textarea-vertical-align="middle" draw:auto-grow-height="false"/>
    </style:style>
    <style:style style:name="gr23" style:family="graphic" style:parent-style-name="standard">
      <style:graphic-properties draw:stroke="dash" draw:stroke-dash="Fine_20_Dashed_20__28_var_29_" draw:marker-end="Arrow" draw:marker-end-width="0.3cm" draw:textarea-horizontal-align="center"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971cm"/>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fill="solid" draw:fill-color="#ff3333"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graphic-properties draw:stroke="dash" draw:stroke-dash="Fine_20_Dashed_20__28_var_29_" draw:fill="none" draw:textarea-horizontal-align="center" draw:textarea-vertical-align="middle"/>
    </style:style>
    <style:style style:name="gr29" style:family="graphic" style:parent-style-name="standard">
      <style:graphic-properties draw:fill="solid" draw:fill-color="#ff9966" draw:textarea-horizontal-align="justify" draw:textarea-vertical-align="middle" draw:auto-grow-height="false"/>
    </style:style>
    <style:style style:name="gr30" style:family="graphic" style:parent-style-name="standard">
      <style:graphic-properties draw:stroke="none" svg:stroke-color="#000000" draw:fill="none" draw:fill-color="#ffffff" draw:textarea-horizontal-align="left" draw:auto-grow-height="true" draw:auto-grow-width="true" fo:min-height="0cm" fo:min-width="3.877cm"/>
    </style:style>
    <style:style style:name="gr31" style:family="graphic" style:parent-style-name="standard">
      <style:graphic-properties draw:fill="none" draw:textarea-horizontal-align="center" draw:textarea-vertical-align="middle"/>
    </style:style>
    <style:style style:name="gr32" style:family="graphic" style:parent-style-name="standard">
      <style:graphic-properties draw:fill="solid" draw:fill-color="#99ccff" draw:textarea-horizontal-align="justify" draw:textarea-vertical-align="middle" draw:auto-grow-height="false"/>
    </style:style>
    <style:style style:name="gr33" style:family="graphic" style:parent-style-name="standard">
      <style:graphic-properties draw:fill="gradient" draw:fill-color="#47b8b8" draw:fill-gradient-name="linux_5f_to_5f_android" draw:textarea-horizontal-align="justify" draw:textarea-vertical-align="middle" draw:auto-grow-height="false"/>
    </style:style>
    <style:style style:name="gr34" style:family="graphic" style:parent-style-name="standard">
      <style:graphic-properties draw:fill="solid" draw:fill-color="#ff8080"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family="Batang" style:font-style-name="Regular" style:font-family-generic="roman" style:font-pitch="variable" fo:font-size="14pt" fo:font-style="normal" fo:font-weight="normal" style:font-size-asian="14pt" style:font-style-asian="italic" style:font-size-complex="14pt" style:font-style-complex="italic"/>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font-size="12pt" style:font-size-asian="12pt" style:font-size-complex="12pt"/>
    </style:style>
    <style:style style:name="P7" style:family="paragraph">
      <style:text-properties fo:font-size="8pt" style:font-size-asian="8pt" style:font-size-complex="8pt"/>
    </style:style>
    <style:style style:name="P8" style:family="paragraph">
      <style:paragraph-properties fo:text-align="center"/>
      <style:text-properties fo:font-family="Batang" style:font-style-name="Regular" style:font-family-generic="roman" style:font-pitch="variable" fo:font-size="14pt" fo:font-style="normal" fo:font-weight="normal" style:font-size-asian="12pt" style:font-style-asian="italic" style:font-size-complex="12pt" style:font-style-complex="italic"/>
    </style:style>
    <style:style style:name="P9" style:family="paragraph">
      <style:text-properties fo:font-family="Batang" style:font-family-generic="roman" style:font-pitch="variable" fo:font-size="12pt" style:font-size-asian="12pt" style:font-size-complex="12pt"/>
    </style:style>
    <style:style style:name="P10" style:family="paragraph">
      <style:text-properties fo:font-size="10pt" fo:font-style="italic" style:font-size-asian="10pt" style:font-style-asian="italic" style:font-size-complex="10pt" style:font-style-complex="italic"/>
    </style:style>
    <style:style style:name="P11" style:family="paragraph">
      <style:paragraph-properties fo:text-align="center"/>
      <style:text-properties fo:font-style="italic" style:font-style-asian="italic" style:font-style-complex="italic"/>
    </style:style>
    <style:style style:name="T1" style:family="text">
      <style:text-properties fo:font-size="11pt" style:font-size-asian="11pt" style:font-size-complex="11pt"/>
    </style:style>
    <style:style style:name="T2" style:family="text">
      <style:text-properties fo:font-size="10pt" style:font-size-asian="10pt" style:font-size-complex="10pt"/>
    </style:style>
    <style:style style:name="T3" style:family="text">
      <style:text-properties fo:font-family="Batang" style:font-style-name="Regular" style:font-family-generic="roman" style:font-pitch="variable" fo:font-size="14pt" fo:font-style="normal" fo:font-weight="normal" style:font-size-asian="14pt" style:font-style-asian="italic" style:font-size-complex="14pt" style:font-style-complex="italic"/>
    </style:style>
    <style:style style:name="T4" style:family="text">
      <style:text-properties fo:font-family="Arial" style:font-style-name="Regular" style:font-family-generic="swiss" fo:font-size="10pt" style:font-family-asian="Arial" style:font-style-name-asian="Regular" style:font-family-generic-asian="swiss" style:font-size-asian="10pt" style:font-family-complex="Arial" style:font-style-name-complex="Regular" style:font-family-generic-complex="swiss" style:font-size-complex="10pt"/>
    </style:style>
    <style:style style:name="T5" style:family="text">
      <style:text-properties fo:font-family="Arial" style:font-style-name="Regular" style:font-family-generic="swiss" fo:font-size="10pt" style:font-family-asian="Arial" style:font-style-name-asian="Regular" style:font-family-generic-asian="swiss" style:font-size-asian="10pt" style:font-family-complex="Arial" style:font-style-name-complex="Regular" style:font-family-generic-complex="swiss" style:font-size-complex="10pt"/>
    </style:style>
    <style:style style:name="T6" style:family="text">
      <style:text-properties fo:font-size="14pt" style:font-size-asian="14pt" style:font-size-complex="14pt"/>
    </style:style>
    <style:style style:name="T7" style:family="text">
      <style:text-properties fo:font-size="12pt" style:font-size-asian="12pt" style:font-size-complex="12pt"/>
    </style:style>
    <style:style style:name="T8" style:family="text">
      <style:text-properties fo:font-family="Arial" style:font-style-name="Regular" style:font-family-generic="swiss" fo:font-size="8pt" style:font-family-asian="Arial" style:font-style-name-asian="Regular" style:font-family-generic-asian="swiss" style:font-size-asian="8pt" style:font-family-complex="Arial" style:font-style-name-complex="Regular" style:font-family-generic-complex="swiss" style:font-size-complex="8pt"/>
    </style:style>
    <style:style style:name="T9" style:family="text">
      <style:text-properties fo:font-size="8pt" style:font-size-asian="8pt" style:font-size-complex="8pt"/>
    </style:style>
    <style:style style:name="T10" style:family="text">
      <style:text-properties fo:font-family="Batang" style:font-style-name="Regular" style:font-family-generic="roman" style:font-pitch="variable" fo:font-size="14pt" fo:font-style="normal" fo:font-weight="normal" style:font-size-asian="12pt" style:font-style-asian="italic" style:font-size-complex="12pt" style:font-style-complex="italic"/>
    </style:style>
    <style:style style:name="T11" style:family="text">
      <style:text-properties fo:font-family="Batang" style:font-family-generic="roman" style:font-pitch="variable" fo:font-size="12pt" style:font-size-asian="12pt" style:font-size-complex="12pt"/>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style="italic" style:font-style-asian="italic" style:font-style-complex="italic"/>
    </style:style>
    <style:style style:name="T14"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5cm" svg:height="4.5cm" svg:x="8.5cm" svg:y="14.5cm">
          <text:p text:style-name="P1"><text:span text:style-name="T1">Tablet / Phone</text:span></text:p>
          <text:p text:style-name="P1"><text:span text:style-name="T1">Devices</text:span></text:p>
        </draw:rect>
        <draw:rect draw:style-name="gr2" draw:text-style-name="P2" draw:layer="layout" svg:width="2.5cm" svg:height="4.5cm" svg:x="13cm" svg:y="14.5cm">
          <text:p text:style-name="P1"><text:span text:style-name="T1">Robot</text:span></text:p>
          <text:p text:style-name="P1"><text:span text:style-name="T1">Devices</text:span></text:p>
        </draw:rect>
        <draw:rect draw:style-name="gr3" draw:text-style-name="P2" draw:layer="layout" svg:width="2.5cm" svg:height="4.5cm" svg:x="4.5cm" svg:y="14.5cm">
          <text:p text:style-name="P1"><text:span text:style-name="T1">PC</text:span></text:p>
          <text:p text:style-name="P1"><text:span text:style-name="T1">Hardware</text:span></text:p>
        </draw:rect>
        <draw:rect draw:style-name="gr4" draw:text-style-name="P3" draw:layer="layout" svg:width="2cm" svg:height="0.5cm" svg:x="11cm" svg:y="15cm">
          <text:p text:style-name="P1"><text:span text:style-name="T2">Cameras</text:span></text:p>
        </draw:rect>
        <draw:rect draw:style-name="gr4" draw:text-style-name="P3" draw:layer="layout" svg:width="2cm" svg:height="0.5cm" svg:x="11cm" svg:y="17cm">
          <text:p text:style-name="P1"><text:span text:style-name="T2">IMU + GPS</text:span></text:p>
        </draw:rect>
        <draw:rect draw:style-name="gr4" draw:text-style-name="P3" draw:layer="layout" svg:width="2cm" svg:height="0.5cm" svg:x="11cm" svg:y="16cm">
          <text:p text:style-name="P1"><text:span text:style-name="T2">Mics</text:span></text:p>
        </draw:rect>
        <draw:rect draw:style-name="gr4" draw:text-style-name="P3" draw:layer="layout" svg:width="2.5cm" svg:height="0.5cm" svg:x="8.5cm" svg:y="14cm">
          <text:p text:style-name="P1"><text:span text:style-name="T2">Touchscreen</text:span></text:p>
        </draw:rect>
        <draw:rect draw:style-name="gr4" draw:text-style-name="P3" draw:layer="layout" svg:width="2cm" svg:height="0.5cm" svg:x="11cm" svg:y="18cm">
          <text:p text:style-name="P1"><text:span text:style-name="T2">Speakers</text:span></text:p>
        </draw:rect>
        <draw:rect draw:style-name="gr4" draw:text-style-name="P3" draw:layer="layout" svg:width="3cm" svg:height="0.5cm" svg:x="15.5cm" svg:y="16cm">
          <text:p text:style-name="P1"><text:span text:style-name="T2">Servos + mech.</text:span></text:p>
        </draw:rect>
        <draw:rect draw:style-name="gr5" draw:text-style-name="P4" draw:layer="layout" svg:width="2.5cm" svg:height="0.5cm" svg:x="25cm" svg:y="16.5cm">
          <text:p text:style-name="P1"><text:span text:style-name="T3">Linux</text:span></text:p>
        </draw:rect>
        <draw:rect draw:style-name="gr6" draw:text-style-name="P4" draw:layer="layout" svg:width="2.5cm" svg:height="0.5cm" svg:x="25cm" svg:y="17.5cm">
          <text:p text:style-name="P1"><text:span text:style-name="T3">.NET</text:span></text:p>
        </draw:rect>
        <draw:rect draw:style-name="gr7" draw:text-style-name="P2" draw:layer="layout" svg:width="23.5cm" svg:height="0.5cm" svg:x="1cm" svg:y="13cm">
          <text:p text:style-name="P1"><text:span text:style-name="T1">Any device might run any OS, but typically: <text:s/>Robots run Linux, Tablets run Android, Cloud runs Linux, Desktop runs Microsoft</text:span><text:span text:style-name="T4">™</text:span><text:span text:style-name="T1"> or Linux</text:span></text:p>
        </draw:rect>
        <draw:rect draw:style-name="gr3" draw:text-style-name="P3" draw:layer="layout" svg:width="2.5cm" svg:height="0.59cm" svg:x="2cm" svg:y="16cm">
          <text:p text:style-name="P1"><text:span text:style-name="T2">Kinect</text:span><text:span text:style-name="T5">™</text:span></text:p>
        </draw:rect>
        <draw:ellipse draw:style-name="gr8" draw:text-style-name="P5" xml:id="id2" draw:id="id2" draw:layer="layout" svg:width="2.5cm" svg:height="1.5cm" svg:x="6cm" svg:y="6.5cm">
          <text:p text:style-name="P1"><text:span text:style-name="T6">MechIO</text:span></text:p>
        </draw:ellipse>
        <draw:ellipse draw:style-name="gr9" draw:text-style-name="P6" draw:layer="layout" svg:width="1.5cm" svg:height="0.859cm" svg:x="1.264cm" svg:y="7.822cm">
          <text:p text:style-name="P1"><text:span text:style-name="T7">Scala</text:span></text:p>
        </draw:ellipse>
        <draw:ellipse draw:style-name="gr8" draw:text-style-name="P5" draw:layer="layout" svg:width="3cm" svg:height="1cm" svg:x="2.5cm" svg:y="8.5cm">
          <text:p text:style-name="P1"><text:span text:style-name="T6">Appdapter</text:span></text:p>
        </draw:ellipse>
        <draw:custom-shape draw:style-name="gr10" draw:text-style-name="P3" xml:id="id1" draw:id="id1" draw:layer="layout" svg:width="3.5cm" svg:height="1cm" svg:x="15.151cm" svg:y="0.204cm">
          <text:p text:style-name="P1"><text:span text:style-name="T6">Robo</text:span><text:span text:style-name="T6"><text:line-break/></text:span><text:span text:style-name="T6">Workshop G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6" xml:id="id5" draw:id="id5" draw:layer="layout" svg:width="2.5cm" svg:height="1cm" svg:x="25cm" svg:y="0.5cm">
          <text:p text:style-name="P1"><text:span text:style-name="T7">Netbeans</text:span><text:span text:style-name="T7"><text:line-break/></text:span><text:span text:style-name="T7">I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2" draw:text-style-name="P3" draw:layer="layout" svg:width="3.5cm" svg:height="0.752cm" svg:x="15cm" svg:y="7.571cm">
          <text:p text:style-name="P1"><text:span text:style-name="T6">OpenGL 3D</text:span></text:p>
        </draw:rect>
        <draw:custom-shape draw:style-name="gr11" draw:text-style-name="P5" draw:layer="layout" svg:width="3cm" svg:height="1cm" svg:x="5.733cm" svg:y="8.5cm">
          <text:p text:style-name="P1"><text:span text:style-name="T6">OSGi</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3" draw:text-style-name="P3" xml:id="id8" draw:id="id8" draw:layer="layout" svg:width="2.5cm" svg:height="1cm" svg:x="11.129cm" svg:y="0.285cm">
          <draw:glue-point draw:id="8" svg:x="-3.926cm" svg:y="-2.43cm"/>
          <text:p text:style-name="P1"><text:span text:style-name="T6">Android</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ellipse draw:style-name="gr14" draw:text-style-name="P5" draw:layer="layout" svg:width="3cm" svg:height="1.31cm" svg:x="15.243cm" svg:y="3.5cm">
          <text:p text:style-name="P1"><text:span text:style-name="T6">Cogchar</text:span><text:span text:style-name="T6"><text:line-break/></text:span><text:span text:style-name="T6">Render</text:span></text:p>
        </draw:ellipse>
        <draw:ellipse draw:style-name="gr8" draw:text-style-name="P5" draw:layer="layout" svg:width="2.5cm" svg:height="1cm" svg:x="4cm" svg:y="4cm">
          <text:p text:style-name="P1"><text:span text:style-name="T6">GraphHub</text:span></text:p>
        </draw:ellipse>
        <draw:ellipse draw:style-name="gr8" draw:text-style-name="P5" draw:layer="layout" svg:width="2.376cm" svg:height="1.5cm" svg:x="2.5cm" svg:y="2cm">
          <text:p text:style-name="P1"><text:span text:style-name="T6">Pushy</text:span><text:span text:style-name="T6"><text:line-break/></text:span><text:span text:style-name="T6">WebGUI</text:span></text:p>
        </draw:ellipse>
        <draw:custom-shape draw:style-name="gr15" draw:text-style-name="P6" draw:layer="layout" svg:width="2cm" svg:height="0.84cm" svg:x="5.798cm" svg:y="11.706cm">
          <text:p text:style-name="P1"><text:span text:style-name="T7">RDF</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ellipse draw:style-name="gr16" draw:text-style-name="P5" draw:layer="layout" svg:width="3cm" svg:height="1cm" svg:x="15.325cm" svg:y="6.323cm">
          <text:p text:style-name="P1"><text:span text:style-name="T6">LWJGL</text:span></text:p>
        </draw:ellipse>
        <draw:ellipse draw:style-name="gr17" draw:text-style-name="P5" xml:id="id7" draw:id="id7" draw:layer="layout" svg:width="3cm" svg:height="1cm" svg:x="15.243cm" svg:y="5cm">
          <text:p text:style-name="P1"><text:span text:style-name="T6">JME3</text:span></text:p>
        </draw:ellipse>
        <draw:ellipse draw:style-name="gr8" draw:text-style-name="P5" draw:layer="layout" svg:width="2.5cm" svg:height="1.034cm" svg:x="1.5cm" svg:y="4.5cm">
          <text:p text:style-name="P1"><text:span text:style-name="T6">BThtr</text:span></text:p>
        </draw:ellipse>
        <draw:custom-shape draw:style-name="gr11" draw:text-style-name="P5" draw:layer="layout" svg:width="2cm" svg:height="2cm" svg:x="25.207cm" svg:y="4.768cm">
          <text:p text:style-name="P1"><text:span text:style-name="T6">Maven </text:span><text:span text:style-name="T6"><text:line-break/></text:span><text:span text:style-name="T6">Repo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 draw:text-style-name="P6" draw:layer="layout" svg:width="2.5cm" svg:height="0.752cm" svg:x="9.5cm" svg:y="9.748cm">
          <text:p text:style-name="P1"><text:span text:style-name="T7">AMQP</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8" draw:text-style-name="P3" xml:id="id4" draw:id="id4" draw:layer="layout" svg:width="2.403cm" svg:height="0.5cm" svg:x="18.5cm" svg:y="2.5cm">
          <text:p text:style-name="P1"><text:span text:style-name="T2">NB Plug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6" draw:layer="layout" svg:width="2.5cm" svg:height="0.764cm" svg:x="9.5cm" svg:y="9cm">
          <text:p text:style-name="P1"><text:span text:style-name="T7">Avro</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3" draw:layer="layout" svg:width="1.67cm" svg:height="0.346cm" svg:x="25.5cm" svg:y="8.5cm">
          <text:p text:style-name="P1"><text:span text:style-name="T2">SQL</text:span></text:p>
          <draw:enhanced-geometry svg:viewBox="0 0 21600 21600" draw:mirror-vertical="false" draw:mirror-horizont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1" draw:text-style-name="P6" draw:layer="layout" svg:width="3cm" svg:height="1cm" svg:x="21.5cm" svg:y="0.5cm">
          <text:p text:style-name="P1"><text:span text:style-name="T7">Protege, </text:span><text:span text:style-name="T7"><text:line-break/></text:span><text:span text:style-name="T7">TopBrai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 draw:layer="layout" svg:width="2.5cm" svg:height="0.988cm" svg:x="19.29cm" svg:y="5.5cm">
          <text:p text:style-name="P1"><text:span text:style-name="T2">Maya</text:span><text:span text:style-name="T4">™ or</text:span><text:span text:style-name="T2"><text:line-break/></text:span><text:span text:style-name="T2">Blender</text:span></text:p>
          <draw:enhanced-geometry svg:viewBox="0 0 21600 21600" draw:path-stretchpoint-x="10800" draw:path-stretchpoint-y="10800" draw:text-areas="?f3 ?f4 ?f5 ?f6" draw:mirror-horizontal="false" draw:mirror-vertical="false" draw:type="round-rectangle" draw:modifiers="8458.7412587412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2.5cm" svg:height="0.685cm" svg:x="19.29cm" svg:y="6.618cm">
          <text:p text:style-name="P1"><text:span text:style-name="T2">Ogre</text:span><text:span text:style-name="T2"><text:line-break/></text:span><text:span text:style-name="T2">XM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20" draw:text-style-name="P3" draw:layer="layout" draw:type="lines" draw:line-skew="0cm 0.001cm" svg:x1="15.151cm" svg:y1="0.704cm" svg:x2="7.25cm" svg:y2="6.5cm" draw:start-shape="id1" draw:end-shape="id2" draw:end-glue-point="0" svg:d="m15151 704h-501l-7400 5296v500">
          <text:p/>
        </draw:connector>
        <draw:connector draw:style-name="gr20" draw:text-style-name="P3" draw:layer="layout" draw:type="curve" svg:x1="18.651cm" svg:y1="0.704cm" svg:x2="22cm" svg:y2="4.232cm" draw:start-shape="id1" draw:start-glue-point="1" draw:end-shape="id3" svg:d="m18651 704c2512 0 838 3528 3349 3528">
          <text:p/>
        </draw:connector>
        <draw:connector draw:style-name="gr20" draw:text-style-name="P3" draw:layer="layout" draw:type="lines" svg:x1="19.701cm" svg:y1="3cm" svg:x2="22cm" svg:y2="4.232cm" draw:start-shape="id4" draw:start-glue-point="2" draw:end-shape="id3" draw:end-glue-point="5" svg:d="m19701 3000v527l1798 705h501">
          <text:p/>
        </draw:connector>
        <draw:custom-shape draw:style-name="gr11" draw:text-style-name="P6" xml:id="id3" draw:id="id3" draw:layer="layout" svg:width="3cm" svg:height="1cm" svg:x="22cm" svg:y="3.732cm">
          <text:p text:style-name="P1"><text:span text:style-name="T7">Netbeans</text:span><text:span text:style-name="T7"><text:line-break/></text:span><text:span text:style-name="T7">Platform</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6" draw:layer="layout" svg:width="3cm" svg:height="1cm" svg:x="21.5cm" svg:y="1.821cm">
          <text:p text:style-name="P1"><text:span text:style-name="T7">Eclipse</text:span><text:span text:style-name="T7"><text:line-break/></text:span><text:span text:style-name="T7">/ Equinox</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21" draw:text-style-name="P3" draw:layer="layout" draw:type="curve" svg:x1="26.25cm" svg:y1="1.5cm" svg:x2="23.5cm" svg:y2="3.732cm" draw:start-shape="id5" draw:start-glue-point="2" draw:end-shape="id3" draw:end-glue-point="4" svg:d="m26250 1500c0 1675-2750 560-2750 2232">
          <text:p/>
        </draw:connector>
        <draw:connector draw:style-name="gr20" draw:text-style-name="P3" draw:layer="layout" draw:type="lines" svg:x1="15.5cm" svg:y1="2.5cm" svg:x2="7.536cm" svg:y2="6.397cm" draw:start-shape="id6" draw:start-glue-point="3" svg:d="m15500 2500h-501l-7463 3897v0">
          <text:p/>
        </draw:connector>
        <draw:custom-shape draw:style-name="gr22" draw:text-style-name="P1" draw:layer="layout" svg:width="11cm" svg:height="9.547cm" svg:x="1cm" svg:y="1.578cm">
          <text:p/>
          <draw:enhanced-geometry svg:viewBox="0 0 21600 21600" draw:type="rectangle" draw:enhanced-path="M 0 0 L 21600 0 21600 21600 0 21600 0 0 Z N"/>
        </draw:custom-shape>
        <draw:custom-shape draw:style-name="gr22" draw:text-style-name="P1" draw:layer="layout" svg:width="4.324cm" svg:height="7.349cm" svg:x="14.773cm" svg:y="1.651cm">
          <text:p/>
          <draw:enhanced-geometry svg:viewBox="0 0 21600 21600" draw:type="rectangle" draw:enhanced-path="M 0 0 L 21600 0 21600 21600 0 21600 0 0 Z N"/>
        </draw:custom-shape>
        <draw:connector draw:style-name="gr23" draw:text-style-name="P1" draw:layer="layout" draw:type="curve" svg:x1="15.243cm" svg:y1="5.5cm" svg:x2="12.379cm" svg:y2="1.285cm" draw:start-shape="id7" draw:start-glue-point="3" draw:end-shape="id8" draw:end-glue-point="6" svg:d="m15243 5500c-1910 0-2864-1405-2864-4215">
          <text:p/>
        </draw:connector>
        <draw:ellipse draw:style-name="gr3" draw:text-style-name="P6" draw:layer="layout" svg:width="1.901cm" svg:height="0.971cm" svg:x="0cm" svg:y="3cm">
          <text:p text:style-name="P1"><text:span text:style-name="T7">Sphinx</text:span></text:p>
        </draw:ellipse>
        <draw:ellipse draw:style-name="gr1" draw:text-style-name="P6" draw:layer="layout" svg:width="1.984cm" svg:height="1.114cm" svg:x="8.516cm" svg:y="0.386cm">
          <text:p text:style-name="P1"><text:span text:style-name="T7">Goog</text:span><text:span text:style-name="T7"><text:line-break/></text:span><text:span text:style-name="T7">Spch</text:span></text:p>
        </draw:ellipse>
        <draw:ellipse draw:style-name="gr9" draw:text-style-name="P2" xml:id="id9" draw:id="id9" draw:layer="layout" svg:width="2.5cm" svg:height="1cm" svg:x="25cm" svg:y="3.5cm">
          <text:p text:style-name="P1"><text:span text:style-name="T1">Maven tool</text:span></text:p>
        </draw:ellipse>
        <draw:connector draw:style-name="gr21" draw:text-style-name="P3" draw:layer="layout" draw:type="lines" svg:x1="26.25cm" svg:y1="1.5cm" svg:x2="26.25cm" svg:y2="3.5cm" draw:end-shape="id9" draw:end-glue-point="0" svg:d="m26250 1500v0 1499 501">
          <text:p/>
        </draw:connector>
        <draw:frame draw:style-name="gr24" draw:text-style-name="P7" draw:layer="layout" svg:width="1.823cm" svg:height="0.887cm" svg:x="1.029cm" svg:y="19.703cm">
          <draw:text-box>
            <text:p><text:span text:style-name="T8">© </text:span><text:span text:style-name="T9">2012-14</text:span><text:span text:style-name="T9"><text:line-break/></text:span><text:span text:style-name="T9">Stu B22</text:span></text:p>
          </draw:text-box>
        </draw:frame>
        <draw:rect draw:style-name="gr3" draw:text-style-name="P3" draw:layer="layout" svg:width="2.5cm" svg:height="0.59cm" svg:x="2cm" svg:y="15cm">
          <text:p text:style-name="P1"><text:span text:style-name="T2">Emotiv</text:span><text:span text:style-name="T4">™</text:span></text:p>
        </draw:rect>
        <draw:rect draw:style-name="gr4" draw:text-style-name="P3" draw:layer="layout" svg:width="2.5cm" svg:height="0.5cm" svg:x="2cm" svg:y="17.5cm">
          <text:p text:style-name="P1"><text:span text:style-name="T2">Test Sensors</text:span></text:p>
        </draw:rect>
        <draw:custom-shape draw:style-name="gr25" draw:text-style-name="P1" draw:layer="layout" svg:width="19.5cm" svg:height="1.41cm" svg:x="4cm" svg:y="19.59cm">
          <text:p text:style-name="P1">networ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rect draw:style-name="gr3" draw:text-style-name="P2" draw:layer="layout" svg:width="2.5cm" svg:height="4.5cm" svg:x="19.5cm" svg:y="14.5cm">
          <text:p text:style-name="P1"><text:span text:style-name="T1">Cloud</text:span></text:p>
          <text:p text:style-name="P1"><text:span text:style-name="T1">Hardware</text:span></text:p>
        </draw:rect>
        <draw:custom-shape draw:style-name="gr26" draw:text-style-name="P6" draw:layer="layout" svg:width="2.688cm" svg:height="1cm" svg:x="1.06cm" svg:y="11.533cm">
          <text:p text:style-name="P1"><text:span text:style-name="T7">dotNetRDF</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5" draw:text-style-name="P6" draw:layer="layout" svg:width="3cm" svg:height="0.72cm" svg:x="6cm" svg:y="10cm">
          <text:p text:style-name="P1"><text:span text:style-name="T7">SPARQ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6" draw:layer="layout" svg:width="2cm" svg:height="0.84cm" svg:x="7.798cm" svg:y="11.706cm">
          <text:p text:style-name="P1"><text:span text:style-name="T7">OWL</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3" draw:layer="layout" svg:width="1.43cm" svg:height="0.413cm" svg:x="25.554cm" svg:y="9cm">
          <text:p text:style-name="P1"><text:span text:style-name="T2">CSV</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3" draw:layer="layout" svg:width="1.484cm" svg:height="0.413cm" svg:x="25.63cm" svg:y="9.587cm">
          <text:p text:style-name="P1"><text:span text:style-name="T2">XM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3" draw:layer="layout" svg:width="1.614cm" svg:height="0.489cm" svg:x="25.5cm" svg:y="10.166cm">
          <text:p text:style-name="P1"><text:span text:style-name="T2">JSON</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9" draw:text-style-name="P4" draw:layer="layout" svg:width="2.5cm" svg:height="0.5cm" svg:x="25cm" svg:y="14.5cm">
          <text:p text:style-name="P1"><text:span text:style-name="T3">Java</text:span><text:span text:style-name="T3">(othr)</text:span></text:p>
        </draw:rect>
        <draw:rect draw:style-name="gr1" draw:text-style-name="P4" draw:layer="layout" svg:width="2.5cm" svg:height="0.5cm" svg:x="25cm" svg:y="15.5cm">
          <text:p text:style-name="P1"><text:span text:style-name="T3">Android</text:span></text:p>
        </draw:rect>
        <draw:custom-shape draw:style-name="gr15" draw:text-style-name="P8" draw:layer="layout" svg:width="2.5cm" svg:height="0.5cm" svg:x="25cm" svg:y="18.5cm">
          <text:p text:style-name="P1"><text:span text:style-name="T10">Data</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7" draw:text-style-name="P9" draw:layer="layout" svg:width="1.996cm" svg:height="0.738cm" svg:x="25.261cm" svg:y="12.228cm">
          <draw:text-box>
            <text:p><text:span text:style-name="T11">Legend</text:span></text:p>
          </draw:text-box>
        </draw:frame>
        <draw:rect draw:style-name="gr28" draw:text-style-name="P1" draw:layer="layout" svg:width="3cm" svg:height="9.277cm" svg:x="24.786cm" svg:y="12cm">
          <text:p/>
        </draw:rect>
        <draw:custom-shape draw:style-name="gr29" draw:text-style-name="P4" draw:layer="layout" svg:width="2.5cm" svg:height="0.5cm" svg:x="25cm" svg:y="19.248cm">
          <text:p text:style-name="P1"><text:span text:style-name="T3">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 draw:text-style-name="P3" draw:layer="layout" svg:width="2.5cm" svg:height="1cm" svg:x="25cm" svg:y="20cm">
          <text:p text:style-name="P1"><text:span text:style-name="T2">hardware /</text:span><text:span text:style-name="T2"><text:line-break/></text:span><text:span text:style-name="T2">agnostic / C++</text:span></text:p>
        </draw:rect>
        <draw:custom-shape draw:style-name="gr10" draw:text-style-name="P6" xml:id="id6" draw:id="id6" draw:layer="layout" svg:width="3cm" svg:height="1cm" svg:x="15.5cm" svg:y="2cm">
          <text:p text:style-name="P1"><text:span text:style-name="T7">Simulator</text:span><text:span text:style-name="T7"><text:line-break/></text:span><text:span text:style-name="T7">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6" draw:layer="layout" svg:width="2.5cm" svg:height="0.784cm" svg:x="6.197cm" svg:y="10.711cm">
          <text:p text:style-name="P1"><text:span text:style-name="T7">HTTP</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3" draw:text-style-name="P6" draw:layer="layout" svg:width="1.5cm" svg:height="1cm" svg:x="10cm" svg:y="10.5cm">
          <text:p text:style-name="P1"><text:span text:style-name="T7">QPid</text:span></text:p>
        </draw:ellipse>
        <draw:frame draw:style-name="gr30" draw:text-style-name="P10" draw:layer="layout" svg:width="4.377cm" svg:height="0.645cm" svg:x="14.623cm" svg:y="8.461cm">
          <draw:text-box>
            <text:p><text:span text:style-name="T12">Dashed box = 3D World</text:span></text:p>
          </draw:text-box>
        </draw:frame>
        <draw:ellipse draw:style-name="gr31" draw:text-style-name="P11" draw:layer="layout" svg:width="3.5cm" svg:height="1.5cm" svg:x="12.5cm" svg:y="11.199cm">
          <text:p text:style-name="P1"><text:span text:style-name="T13">behavior</text:span></text:p>
        </draw:ellipse>
        <draw:ellipse draw:style-name="gr31" draw:text-style-name="P11" draw:layer="layout" svg:width="3cm" svg:height="1.5cm" svg:x="16.5cm" svg:y="11.199cm">
          <text:p text:style-name="P1"><text:span text:style-name="T14">e</text:span><text:span text:style-name="T13">motive</text:span></text:p>
        </draw:ellipse>
        <draw:custom-shape draw:style-name="gr11" draw:text-style-name="P6" draw:layer="layout" svg:width="2.5cm" svg:height="0.5cm" svg:x="20cm" svg:y="8.5cm">
          <text:p text:style-name="P1"><text:span text:style-name="T7">Wek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6" draw:layer="layout" svg:width="2.5cm" svg:height="0.5cm" svg:x="20.169cm" svg:y="9.33cm">
          <text:p text:style-name="P1"><text:span text:style-name="T7">Eureq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9" draw:text-style-name="P6" draw:layer="layout" svg:width="1.5cm" svg:height="0.859cm" svg:x="22.827cm" svg:y="8.94cm">
          <text:p text:style-name="P1"><text:span text:style-name="T7">Pellet</text:span></text:p>
        </draw:ellipse>
        <draw:ellipse draw:style-name="gr9" draw:text-style-name="P6" draw:layer="layout" svg:width="2.5cm" svg:height="0.859cm" svg:x="22.403cm" svg:y="7.81cm">
          <text:p text:style-name="P1"><text:span text:style-name="T7">DL Learner</text:span></text:p>
        </draw:ellipse>
        <draw:ellipse draw:style-name="gr31" draw:text-style-name="P11" draw:layer="layout" svg:width="3.5cm" svg:height="1.5cm" svg:x="19.88cm" svg:y="11.199cm">
          <text:p text:style-name="P1"><text:span text:style-name="T13">hypothesis</text:span></text:p>
        </draw:ellipse>
        <draw:custom-shape draw:style-name="gr15" draw:text-style-name="P3" draw:layer="layout" svg:width="2.94cm" svg:height="0.489cm" svg:x="24.903cm" svg:y="7.81cm">
          <text:p text:style-name="P1"><text:span text:style-name="T2">Spreadsheet</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8" draw:text-style-name="P5" draw:layer="layout" svg:width="2.733cm" svg:height="0.803cm" svg:x="8.5cm" svg:y="8cm">
          <text:p text:style-name="P1"><text:span text:style-name="T6">JFlux</text:span></text:p>
        </draw:ellipse>
        <draw:ellipse draw:style-name="gr3" draw:text-style-name="P6" draw:layer="layout" svg:width="1.901cm" svg:height="0.971cm" svg:x="22.703cm" svg:y="10cm">
          <text:p text:style-name="P1"><text:span text:style-name="T7">Fact++</text:span></text:p>
        </draw:ellipse>
        <draw:custom-shape draw:style-name="gr33" draw:text-style-name="P3" draw:layer="layout" svg:width="2.5cm" svg:height="1cm" svg:x="12cm" svg:y="10cm">
          <draw:glue-point draw:id="8" svg:x="-3.926cm" svg:y="-2.43cm"/>
          <text:p text:style-name="P1"><text:span text:style-name="T6">RO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6" draw:layer="layout" svg:width="3cm" svg:height="1cm" svg:x="22cm" svg:y="5cm">
          <text:p text:style-name="P1"><text:span text:style-name="T7">Felix </text:span><text:span text:style-name="T7"><text:line-break/></text:span><text:span text:style-name="T7">/ Netigso</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9" draw:text-style-name="P3" draw:layer="layout" svg:width="3cm" svg:height="1cm" svg:x="4.404cm" svg:y="0.266cm">
          <text:p text:style-name="P1"><text:span text:style-name="T6">Brows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3" draw:text-style-name="P6" draw:layer="layout" svg:width="2.177cm" svg:height="0.985cm" svg:x="9.823cm" svg:y="6.703cm">
          <text:p text:style-name="P1"><text:span text:style-name="T7">OpenCV</text:span></text:p>
        </draw:ellipse>
        <draw:ellipse draw:style-name="gr34" draw:text-style-name="P5" draw:layer="layout" svg:width="2.376cm" svg:height="1cm" svg:x="7cm" svg:y="3.5cm">
          <text:p text:style-name="P1"><text:span text:style-name="T6">Math</text:span></text:p>
        </draw:ellipse>
        <draw:ellipse draw:style-name="gr34" draw:text-style-name="P5" draw:layer="layout" svg:width="2.376cm" svg:height="1cm" svg:x="3.624cm" svg:y="6cm">
          <text:p text:style-name="P1"><text:span text:style-name="T6">Music</text:span></text:p>
        </draw:ellipse>
        <draw:custom-shape draw:style-name="gr11" draw:text-style-name="P6" draw:layer="layout" svg:width="3.5cm" svg:height="1cm" svg:x="2.367cm" svg:y="9.967cm">
          <text:p text:style-name="P1"><text:span text:style-name="T7">Apache Jena</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ellipse draw:style-name="gr8" draw:text-style-name="P5" draw:layer="layout" svg:width="2.5cm" svg:height="1cm" svg:x="9.5cm" svg:y="5.5cm">
          <text:p text:style-name="P1"><text:span text:style-name="T6">SeriesHub</text:span></text:p>
        </draw:ellipse>
        <draw:ellipse draw:style-name="gr9" draw:text-style-name="P5" draw:layer="layout" svg:width="2.328cm" svg:height="0.948cm" svg:x="3.732cm" svg:y="11.585cm">
          <text:p text:style-name="P1"><text:span text:style-name="T6">LarKc</text:span></text:p>
        </draw:ellipse>
        <draw:rect draw:style-name="gr8" draw:text-style-name="P4" draw:layer="layout" svg:width="2.5cm" svg:height="0.5cm" svg:x="25cm" svg:y="13.5cm">
          <text:p text:style-name="P1"><text:span text:style-name="T3">Java</text:span><text:span text:style-name="T3">(glue)</text:span></text:p>
        </draw:rect>
        <draw:ellipse draw:style-name="gr5" draw:text-style-name="P5" draw:layer="layout" svg:width="2.5cm" svg:height="0.948cm" svg:x="14.602cm" svg:y="9.977cm">
          <text:p text:style-name="P1"><text:span text:style-name="T6">Open Cog</text:span></text:p>
        </draw:ellipse>
        <draw:ellipse draw:style-name="gr5" draw:text-style-name="P5" draw:layer="layout" svg:width="2.995cm" svg:height="0.948cm" svg:x="17.505cm" svg:y="9.977cm">
          <text:p text:style-name="P1"><text:span text:style-name="T6">Smart Body</text:span></text:p>
        </draw:ellipse>
        <draw:custom-shape draw:style-name="gr15" draw:text-style-name="P3" draw:layer="layout" svg:width="2.505cm" svg:height="0.877cm" svg:x="16cm" svg:y="9.1cm">
          <text:p text:style-name="P1"><text:span text:style-name="T2">SAIBA</text:span><text:span text:style-name="T2"><text:line-break/></text:span><text:span text:style-name="T2">BM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ellipse draw:style-name="gr5" draw:text-style-name="P5" draw:layer="layout" svg:width="2.5cm" svg:height="1.199cm" svg:x="9.799cm" svg:y="11.6cm">
          <text:p text:style-name="P1"><text:span text:style-name="T6">Allegro </text:span><text:span text:style-name="T6"><text:line-break/></text:span><text:span text:style-name="T6">Graph</text:span><text:span text:style-name="T4">™</text:span></text:p>
        </draw:ellips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gradient draw:name="linux_5f_to_5f_android" draw:display-name="linux_to_android" draw:style="linear" draw:start-color="#0099ff" draw:end-color="#47b8b8"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7H34M22S</meta:editing-duration>
    <meta:editing-cycles>42</meta:editing-cycles>
    <meta:generator>OpenOffice.org/3.4.1$Win32 OpenOffice.org_project/341m1$Build-9593</meta:generator>
    <dc:date>2014-08-09T13:16:08.19</dc:date>
    <meta:document-statistic meta:object-count="96"/>
  </office:meta>
</office:document-meta>
</file>